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space width="2em"/>
        <mo stretchy="false">=</mo>
        <mspace width="2em"/>
      </mrow>
      <mfrac>
        <mrow>
          <mtext>d</mtext>
          <mstyle color="blue">
            <mi>x</mi>
          </mstyle>
        </mrow>
        <mrow>
          <mtext>d</mtext>
          <mi>t</mi>
        </mrow>
      </mfrac>
      <mrow>
        <mspace width="2em"/>
        <mo stretchy="false">=</mo>
        <mspace width="2em"/>
      </mrow>
      <mfrac>
        <mrow>
          <mtext>d</mtext>
          <mstyle color="blue">
            <mrow>
              <mi>A</mi>
              <mspace width="0.5em"/>
              <mi>sin</mi>
              <mrow>
                <mo fence="true" stretchy="false">(</mo>
                <mrow>
                  <mrow>
                    <mi mathvariant="normal">ω</mi>
                    <mi>t</mi>
                  </mrow>
                </mrow>
                <mo fence="true" stretchy="false">)</mo>
              </mrow>
            </mrow>
          </mstyle>
        </mrow>
        <mrow>
          <mtext>d</mtext>
          <mi>t</mi>
        </mrow>
      </mfrac>
      <mrow>
        <mspace width="2em"/>
        <mo stretchy="false">=</mo>
        <mspace width="2em"/>
      </mrow>
      <mfrac>
        <mrow>
          <mstyle color="blue">
            <mi>A</mi>
          </mstyle>
          <mspace width="0.5em"/>
          <mtext>d</mtext>
          <mstyle color="aqua">
            <mrow>
              <mi>sin</mi>
              <mrow>
                <mo fence="true" stretchy="false">(</mo>
                <mrow>
                  <mrow>
                    <mi mathvariant="normal">ω</mi>
                    <mi>t</mi>
                  </mrow>
                </mrow>
                <mo fence="true" stretchy="false">)</mo>
              </mrow>
            </mrow>
          </mstyle>
        </mrow>
        <mrow>
          <mtext>d</mtext>
          <mi>t</mi>
        </mrow>
      </mfrac>
      <mrow>
        <mspace width="2em"/>
        <mo stretchy="false">=</mo>
        <mspace width="2em"/>
      </mrow>
      <mi>A</mi>
      <mspace width="0.5em"/>
      <mstyle color="red">
        <mrow>
          <mi mathvariant="normal">ω</mi>
          <mspace width="0.5em"/>
          <mi>cos</mi>
        </mrow>
      </mstyle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alignl v ~=~ {"d" color blue x} over {"d" t} 
~=~ {"d" color blue { A ` sin ( %iomega t ) } } over {"d" t} 
~=~ {color blue A ` "d" color cyan { sin ( %iomega t ) } } over {"d" t} 
~=~ A `  color red { %iomega ` cos } ( %iomega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2:37:29.474000000</meta:creation-date>
    <dc:date>2015-04-12T12:47:46.761000000</dc:date>
    <meta:editing-duration>PT6M26S</meta:editing-duration>
    <meta:editing-cycles>2</meta:editing-cycles>
    <meta:generator>LibreOffice/4.3.4.1$Windows_x86 LibreOffice_project/bc356b2f991740509f321d70e4512a6a54c5f243</meta:generator>
  </office:meta>
</office:document-meta>
</file>